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o </text:p>
          </table:table-cell>
          <table:table-cell table:style-name="ce1" office:value-type="string" calcext:value-type="string">
            <text:p>Nama </text:p>
          </table:table-cell>
          <table:table-cell table:style-name="ce1" office:value-type="string" calcext:value-type="string">
            <text:p>Nilai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Aryani</text:p>
          </table:table-cell>
          <table:table-cell table:style-name="ce3" office:value-type="string" calcext:value-type="string">
            <text:p>Lestari</text:p>
          </table:table-cell>
          <table:table-cell table:style-name="ce3" office:value-type="string" calcext:value-type="string">
            <text:p>Putr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yani</text:p>
          </table:table-cell>
          <table:table-cell table:formula="of:=HLOOKUP([.C3];[.$H$2:.$J$3];2)" office:value-type="float" office:value="84" calcext:value-type="float">
            <text:p>84</text:p>
          </table:table-cell>
          <table:table-cell table:number-columns-repeated="2"/>
          <table:table-cell table:style-name="ce4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stari</text:p>
          </table:table-cell>
          <table:table-cell table:formula="of:=HLOOKUP([.C4];[.$H$2:.$J$3];2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utri</text:p>
          </table:table-cell>
          <table:table-cell table:formula="of:=HLOOKUP([.C5];[.$H$2:.$J$3];2)" office:value-type="float" office:value="92" calcext:value-type="float">
            <text:p>92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 </text:p>
          </table:table-cell>
          <table:table-cell office:value-type="string" calcext:value-type="string">
            <text:p>Nama 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yani</text:p>
          </table:table-cell>
          <table:table-cell table:formula="of:=HLOOKUP([.C3];[Sheet1.$H$2:.$J$3];2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ki</text:p>
          </table:table-cell>
          <table:table-cell table:formula="of:=HLOOKUP([.C4];[Sheet1.$H$2:.$J$3];2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dik</text:p>
          </table:table-cell>
          <table:table-cell table:formula="of:=HLOOKUP([.C5];[Sheet1.$H$2:.$J$3];2)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8:11:03.782987155</meta:creation-date>
    <dc:date>2018-12-22T20:17:55.996007172</dc:date>
    <meta:editing-duration>PT4M40S</meta:editing-duration>
    <meta:editing-cycles>1</meta:editing-cycles>
    <meta:document-statistic meta:table-count="2" meta:cell-count="29" meta:object-count="0"/>
    <meta:generator>LibreOffice/6.0.5.2$Linux_X86_64 LibreOffice_project/54c8cbb85f300ac59db32fe8a675ff7683cd5a16</meta:generator>
  </office:meta>
</office:document-meta>
</file>